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Drawing in the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cs" fo:country="CZ" style:letter-kerning="true" style:font-size-asian="12pt" style:language-asian="hi" style:country-asian="I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DejaVu Sans1" style:font-family-asian="'DejaVu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Holesovsky</meta:initial-creator>
    <meta:creation-date>2014-10-06T20:23:17.492083731</meta:creation-date>
    <dc:date>2016-07-11T15:41:26.188390876</dc:date>
    <dc:creator>Miklos </dc:creator>
    <meta:editing-duration>PT1H10M5S</meta:editing-duration>
    <meta:editing-cycles>8</meta:editing-cycles>
    <meta:generator>LibreOfficeDev/5.3.0.0.alpha0$Linux_X86_64 LibreOffice_project/c25ee07a77a5ff278804aa3dbd8dbfcc3ac3ca46</meta:generator>
    <meta:document-statistic meta:object-count="24"/>
  </office:meta>
</office:document-meta>
</file>